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225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 fo:font-size="16pt" fo:font-weight="normal" style:font-size-asian="16pt" style:font-weight-asian="normal" style:font-size-complex="16pt" style:font-weight-complex="normal"/>
    </style:style>
    <style:style style:name="ce2" style:family="table-cell" style:parent-style-name="Default">
      <style:table-cell-properties fo:background-color="#2a6099"/>
      <style:text-properties fo:color="#fffff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2a6099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2a6099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34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27"/>
        <table:table-column table:style-name="co4" table:number-columns-repeated="8" table:default-cell-style-name="ce10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BADGE.TEAM ESP32 PARTITION TABLE CALCULATOR</text:p>
          </table:table-cell>
          <table:table-cell table:style-name="ce5"/>
          <table:table-cell table:style-name="ce9" table:number-columns-repeated="5"/>
          <table:table-cell table:style-name="ce5" table:number-columns-repeated="60"/>
          <table:table-cell table:number-columns-repeated="957"/>
        </table:table-row>
        <table:table-row table:style-name="ro2">
          <table:table-cell table:style-name="ce2" office:value-type="string" calcext:value-type="string">
            <text:p>Usage: change the yellow values to match your flash size and firmware partition size</text:p>
          </table:table-cell>
          <table:table-cell table:style-name="ce5"/>
          <table:table-cell table:style-name="ce9" table:number-columns-repeated="5"/>
          <table:table-cell table:style-name="ce5" table:number-columns-repeated="60"/>
          <table:table-cell table:number-columns-repeated="957"/>
        </table:table-row>
        <table:table-row table:style-name="ro3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ce18" office:value-type="string" calcext:value-type="string">
            <text:p>Settings</text:p>
          </table:table-cell>
          <table:table-cell table:style-name="ce23" table:number-columns-repeated="8"/>
          <table:table-cell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34" table:number-columns-repeated="5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,</text:p>
          </table:table-cell>
          <table:table-cell table:style-name="ce8" office:value-type="string" calcext:value-type="string">
            <text:p>Type,</text:p>
          </table:table-cell>
          <table:table-cell table:style-name="ce8" office:value-type="string" calcext:value-type="string">
            <text:p>SubType,</text:p>
          </table:table-cell>
          <table:table-cell table:style-name="ce8" office:value-type="string" calcext:value-type="string">
            <text:p>Offset,</text:p>
          </table:table-cell>
          <table:table-cell table:style-name="ce8" office:value-type="string" calcext:value-type="string">
            <text:p>Size,</text:p>
          </table:table-cell>
          <table:table-cell table:style-name="ce8" office:value-type="string" calcext:value-type="string">
            <text:p>Flags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A000," calcext:value-type="string">
            <text:p>0xA000,</text:p>
          </table:table-cell>
          <table:table-cell table:style-name="ce8" table:formula="of:=[.D12]*4 &amp; &quot;K,&quot;" office:value-type="string" office:string-value="12K," calcext:value-type="string">
            <text:p>12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7" calcext:value-type="float">
            <text:p>4087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6864" calcext:value-type="float">
            <text:p>36864</text:p>
          </table:table-cell>
          <table:table-cell table:formula="of:=[.H8]/1024" office:value-type="float" office:value="36" calcext:value-type="float">
            <text:p>36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6" calcext:value-type="float">
            <text:p>4086</text:p>
          </table:table-cell>
          <table:table-cell table:formula="of:=[.G8]+([.D8]*4096)" office:value-type="float" office:value="36864" calcext:value-type="float">
            <text:p>3686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A0000," calcext:value-type="string">
            <text:p>0x1A0000,</text:p>
          </table:table-cell>
          <table:table-cell table:style-name="ce8" table:formula="of:=[.D20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40960" calcext:value-type="float">
            <text:p>40960</text:p>
          </table:table-cell>
          <table:table-cell table:formula="of:=[.D12]*4096" office:value-type="float" office:value="12288" calcext:value-type="float">
            <text:p>12288</text:p>
          </table:table-cell>
          <table:table-cell table:formula="of:=[.H12]/1024"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330000," calcext:value-type="string">
            <text:p>0x330000,</text:p>
          </table:table-cell>
          <table:table-cell table:style-name="ce8" table:formula="of:=[.D22]*4 &amp; &quot;K,&quot;" office:value-type="string" office:string-value="8000K," calcext:value-type="string">
            <text:p>8000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B00000," calcext:value-type="string">
            <text:p>0xB00000,</text:p>
          </table:table-cell>
          <table:table-cell table:style-name="ce8" table:formula="of:=[.D24]*4 &amp; &quot;K,&quot;" office:value-type="string" office:string-value="5120K," calcext:value-type="string">
            <text:p>5120K,</text:p>
          </table:table-cell>
          <table:table-cell table:style-name="ce8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7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7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9000" calcext:value-type="string">
            <text:p>0x9000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680" calcext:value-type="float">
            <text:p>368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638400" calcext:value-type="float">
            <text:p>1638400</text:p>
          </table:table-cell>
          <table:table-cell table:formula="of:=[.H18]/1024" office:value-type="float" office:value="1600" calcext:value-type="float">
            <text:p>1600</text:p>
          </table:table-cell>
          <table:table-cell table:number-columns-repeated="2"/>
          <table:table-cell table:style-name="ce3" table:number-columns-repeated="7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280" calcext:value-type="float">
            <text:p>3280</text:p>
          </table:table-cell>
          <table:table-cell table:formula="of:=[.G18]+([.D18]*4096)" office:value-type="float" office:value="1703936" calcext:value-type="float">
            <text:p>1703936</text:p>
          </table:table-cell>
          <table:table-cell table:formula="of:=[.D20]*4096" office:value-type="float" office:value="1638400" calcext:value-type="float">
            <text:p>1638400</text:p>
          </table:table-cell>
          <table:table-cell table:formula="of:=[.H20]/1024" office:value-type="float" office:value="1600" calcext:value-type="float">
            <text:p>1600</text:p>
          </table:table-cell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00" calcext:value-type="float">
            <text:p>2000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280" calcext:value-type="float">
            <text:p>1280</text:p>
          </table:table-cell>
          <table:table-cell table:formula="of:=[.G20]+([.D20]*4096)" office:value-type="float" office:value="3342336" calcext:value-type="float">
            <text:p>3342336</text:p>
          </table:table-cell>
          <table:table-cell table:formula="of:=[.D22]*4096" office:value-type="float" office:value="8192000" calcext:value-type="float">
            <text:p>8192000</text:p>
          </table:table-cell>
          <table:table-cell table:formula="of:=[.H22]/1024" office:value-type="float" office:value="8000" calcext:value-type="float">
            <text:p>8000</text:p>
          </table:table-cell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280" calcext:value-type="float">
            <text:p>1280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1534336" calcext:value-type="float">
            <text:p>11534336</text:p>
          </table:table-cell>
          <table:table-cell table:formula="of:=[.D24]*4096" office:value-type="float" office:value="5242880" calcext:value-type="float">
            <text:p>5242880</text:p>
          </table:table-cell>
          <table:table-cell table:formula="of:=[.H24]/1024" office:value-type="float" office:value="5120" calcext:value-type="float">
            <text:p>5120</text:p>
          </table:table-cell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2"/>
          <table:table-cell table:number-columns-repeated="3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table-cell table:style-name="Default" table:number-columns-repeated="17"/>
          <table:table-cell table:number-columns-repeated="1006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6"/>
          <table:table-cell table:number-columns-repeated="8"/>
          <table:table-cell table:style-name="ce10" table:number-columns-repeated="1006"/>
        </table:table-row>
        <table:table-row table:style-name="ro3" table:number-rows-repeated="5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Default" table:number-columns-repeated="13"/>
          <table:table-cell table:style-name="Default" office:value-type="string" calcext:value-type="string">
            <text:p>,</text:p>
          </table:table-cell>
          <table:table-cell table:style-name="Default" table:number-columns-repeated="3"/>
          <table:table-cell table:number-columns-repeated="1006"/>
        </table:table-row>
        <table:table-row table:style-name="ro3">
          <table:table-cell/>
          <table:table-cell table:style-name="Default" table:number-columns-repeated="12"/>
          <table:table-cell table:style-name="Default" office:value-type="string" calcext:value-type="string">
            <text:p>,</text:p>
          </table:table-cell>
          <table:table-cell table:style-name="Default" table:number-columns-repeated="4"/>
          <table:table-cell table:number-columns-repeated="1006"/>
        </table:table-row>
        <table:table-row table:style-name="ro3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4">
          <table:table-cell table:style-name="ce15"/>
          <table:table-cell table:style-name="ce20" table:number-columns-repeated="66"/>
          <table:table-cell table:style-name="ce10"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23:06:51.163774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2-01-23T00:23:44.286152905</dc:date>
    <meta:editing-duration>PT1H47M20S</meta:editing-duration>
    <meta:editing-cycles>42</meta:editing-cycles>
    <meta:generator>LibreOffice/7.2.5.2.0$Linux_X86_64 LibreOffice_project/20$Build-2</meta:generator>
    <meta:document-statistic meta:table-count="1" meta:cell-count="126" meta:object-count="0"/>
  </office:meta>
</office:document-meta>
</file>